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82aa" officeooo:paragraph-rsid="000982a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982aa" officeooo:paragraph-rsid="000982aa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: <text:span text:style-name="T1">Développement d’un agenda programmé sous le Web</text:span></text:p>
      <text:p text:style-name="P2"/>
      <text:p text:style-name="P2"/>
      <text:p text:style-name="P1">Description: <text:span text:style-name="T1">Cette application fournit à l’utilisateur la possibilité de créer ses Objectifs et/ou Habitudes et d’enregistrer par la suite son progrés.</text:span></text:p>
      <text:p text:style-name="P2">Egalement, elle permet la communication avec d’autres personnes qui partagent le même but et de soutenir mutuellement. Mais aussi avec des entraîneurs, qui sauront le conseiller <text:s/>et le moti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9:28:16.291891638</meta:creation-date>
    <dc:date>2019-07-16T10:03:30.912888768</dc:date>
    <meta:editing-duration>PT36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8" meta:character-count="398" meta:non-whitespace-character-count="342"/>
  </office:meta>
</office:document-meta>
</file>